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98cm" fo:min-width="1.248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1.0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1.019cm"/>
    </style:style>
    <style:style style:name="gr8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xml:id="id1" draw:id="id1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1" draw:start-glue-point="10" draw:end-shape="id2" draw:end-glue-point="6" svg:d="M4920 11300h5040" svg:viewBox="0 0 5041 1">
          <text:p/>
        </draw:connector>
        <draw:connector draw:style-name="gr2" draw:text-style-name="P3" draw:layer="layout" draw:type="line" svg:x1="4.551cm" svg:y1="10.409cm" svg:x2="6.549cm" svg:y2="7.151cm" draw:start-shape="id1" draw:start-glue-point="11" draw:end-shape="id3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1" draw:start-glue-point="9" draw:end-shape="id4" draw:end-glue-point="5" svg:d="M4551 12191l1998 3258" svg:viewBox="0 0 1999 3259">
          <text:p/>
        </draw:connector>
        <draw:connector draw:style-name="gr2" draw:text-style-name="P3" draw:layer="layout" draw:type="line" svg:x1="8.7cm" svg:y1="6.26cm" svg:x2="13.74cm" svg:y2="6.26cm" draw:start-shape="id3" draw:start-glue-point="10" draw:end-shape="id5" draw:end-glue-point="6" svg:d="M8700 6260h5040" svg:viewBox="0 0 5041 1">
          <text:p/>
        </draw:connector>
        <draw:connector draw:style-name="gr2" draw:text-style-name="P3" draw:layer="layout" draw:type="line" svg:x1="8.7cm" svg:y1="16.34cm" svg:x2="13.488cm" svg:y2="16.34cm" draw:start-shape="id4" draw:start-glue-point="10" draw:end-shape="id6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6" draw:start-glue-point="11" draw:end-shape="id7" draw:end-glue-point="7" svg:d="M15639 15449l2250-3510" svg:viewBox="0 0 2251 3511">
          <text:p/>
        </draw:connector>
        <draw:connector draw:style-name="gr2" draw:text-style-name="P3" draw:layer="layout" draw:type="line" svg:x1="15.891cm" svg:y1="7.151cm" svg:x2="17.889cm" svg:y2="10.157cm" draw:start-shape="id5" draw:start-glue-point="9" draw:end-shape="id7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3" draw:start-glue-point="9" draw:end-shape="id2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4" draw:start-glue-point="11" draw:end-shape="id2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2" draw:start-glue-point="11" draw:end-shape="id5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2" draw:start-glue-point="9" draw:end-shape="id6" draw:end-glue-point="5" svg:d="M12111 12191l1746 3258" svg:viewBox="0 0 1747 3259">
          <text:p/>
        </draw:connector>
        <draw:frame draw:style-name="gr3" draw:text-style-name="P4" draw:layer="layout" svg:width="6.365cm" svg:height="2.384cm" svg:x="19.6cm" svg:y="3.2cm">
          <draw:text-box>
            <text:p>Fluxo Máximo = 0</text:p>
            <text:p>Fluxo Gasto = 0</text:p>
            <text:p>Fluxo Disponível = <text:span text:style-name="T1">∞</text:span></text:p>
          </draw:text-box>
        </draw:frame>
        <draw:frame draw:style-name="gr4" draw:text-style-name="P4" draw:layer="layout" svg:width="1.075cm" svg:height="1.212cm" svg:x="4.29cm" svg:y="8.198cm">
          <draw:text-box>
            <text:p>5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10</text:p>
          </draw:text-box>
        </draw:frame>
        <draw:line draw:style-name="gr8" draw:text-style-name="P3" draw:layer="layout" svg:x1="1.8cm" svg:y1="8.6cm" svg:x2="2.6cm" svg:y2="10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1" draw:text-style-name="P2" xml:id="id8" draw:id="id8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8" draw:start-glue-point="10" draw:end-shape="id9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8" draw:start-glue-point="11" draw:end-shape="id10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8" draw:start-glue-point="9" draw:end-shape="id11" draw:end-glue-point="5" svg:d="M4551 12191l1998 3258" svg:viewBox="0 0 1999 3259">
          <text:p/>
        </draw:connector>
        <draw:connector draw:style-name="gr2" draw:text-style-name="P3" draw:layer="layout" draw:type="line" svg:x1="8.7cm" svg:y1="6.26cm" svg:x2="13.74cm" svg:y2="6.26cm" draw:start-shape="id10" draw:start-glue-point="10" draw:end-shape="id12" draw:end-glue-point="6" svg:d="M8700 6260h5040" svg:viewBox="0 0 5041 1">
          <text:p/>
        </draw:connector>
        <draw:connector draw:style-name="gr2" draw:text-style-name="P3" draw:layer="layout" draw:type="line" svg:x1="8.7cm" svg:y1="16.34cm" svg:x2="13.488cm" svg:y2="16.34cm" draw:start-shape="id11" draw:start-glue-point="10" draw:end-shape="id13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13" draw:start-glue-point="11" draw:end-shape="id14" draw:end-glue-point="7" svg:d="M15639 15449l2250-3510" svg:viewBox="0 0 2251 3511">
          <text:p/>
        </draw:connector>
        <draw:connector draw:style-name="gr2" draw:text-style-name="P3" draw:layer="layout" draw:type="line" svg:x1="15.891cm" svg:y1="7.151cm" svg:x2="17.889cm" svg:y2="10.157cm" draw:start-shape="id12" draw:start-glue-point="9" draw:end-shape="id14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0" draw:start-glue-point="9" draw:end-shape="id9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1" draw:start-glue-point="11" draw:end-shape="id9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9" draw:start-glue-point="11" draw:end-shape="id12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9" draw:start-glue-point="9" draw:end-shape="id13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0</text:p>
            <text:p>Fluxo Gasto = 0</text:p>
            <text:p>Fluxo Disponível = <text:span text:style-name="T1">5</text:span></text:p>
          </draw:text-box>
        </draw:frame>
        <draw:frame draw:style-name="gr4" draw:text-style-name="P4" draw:layer="layout" svg:width="1.075cm" svg:height="1.212cm" svg:x="4.29cm" svg:y="8.198cm">
          <draw:text-box>
            <text:p>5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10</text:p>
          </draw:text-box>
        </draw:frame>
        <draw:line draw:style-name="gr8" draw:text-style-name="P3" draw:layer="layout" svg:x1="5.6cm" svg:y1="3.6cm" svg:x2="6.4cm" svg:y2="5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" draw:text-style-name="P2" xml:id="id15" draw:id="id15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7" draw:id="id17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15" draw:start-glue-point="10" draw:end-shape="id16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15" draw:start-glue-point="11" draw:end-shape="id17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15" draw:start-glue-point="9" draw:end-shape="id18" draw:end-glue-point="5" svg:d="M4551 12191l1998 3258" svg:viewBox="0 0 1999 3259">
          <text:p/>
        </draw:connector>
        <draw:connector draw:style-name="gr10" draw:text-style-name="P3" draw:layer="layout" draw:type="line" svg:x1="8.7cm" svg:y1="6.26cm" svg:x2="13.74cm" svg:y2="6.26cm" draw:start-shape="id17" draw:start-glue-point="10" draw:end-shape="id19" draw:end-glue-point="6" svg:d="M8700 6260h5040" svg:viewBox="0 0 5041 1">
          <text:p/>
        </draw:connector>
        <draw:connector draw:style-name="gr2" draw:text-style-name="P3" draw:layer="layout" draw:type="line" svg:x1="8.7cm" svg:y1="16.34cm" svg:x2="13.488cm" svg:y2="16.34cm" draw:start-shape="id18" draw:start-glue-point="10" draw:end-shape="id20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20" draw:start-glue-point="11" draw:end-shape="id21" draw:end-glue-point="7" svg:d="M15639 15449l2250-3510" svg:viewBox="0 0 2251 3511">
          <text:p/>
        </draw:connector>
        <draw:connector draw:style-name="gr2" draw:text-style-name="P3" draw:layer="layout" draw:type="line" svg:x1="15.891cm" svg:y1="7.151cm" svg:x2="17.889cm" svg:y2="10.157cm" draw:start-shape="id19" draw:start-glue-point="9" draw:end-shape="id21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7" draw:start-glue-point="9" draw:end-shape="id16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8" draw:start-glue-point="11" draw:end-shape="id16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6" draw:start-glue-point="11" draw:end-shape="id19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16" draw:start-glue-point="9" draw:end-shape="id20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0</text:p>
            <text:p>Fluxo Gasto = 0</text:p>
            <text:p>Fluxo Disponível = <text:span text:style-name="T1">3</text:span></text:p>
          </draw:text-box>
        </draw:frame>
        <draw:frame draw:style-name="gr4" draw:text-style-name="P4" draw:layer="layout" svg:width="1.075cm" svg:height="1.212cm" svg:x="4.29cm" svg:y="8.198cm">
          <draw:text-box>
            <text:p>5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10</text:p>
          </draw:text-box>
        </draw:frame>
        <draw:line draw:style-name="gr8" draw:text-style-name="P3" draw:layer="layout" svg:x1="13.6cm" svg:y1="3.4cm" svg:x2="14.4cm" svg:y2="4.8cm">
          <text:p/>
        </draw:lin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" draw:text-style-name="P7" xml:id="id22" draw:id="id22" draw:layer="layout" svg:width="2.52cm" svg:height="2.52cm" svg:x="2.4cm" svg:y="10.04cm">
          <text:p text:style-name="P6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3" draw:id="id23" draw:layer="layout" svg:width="2.52cm" svg:height="2.52cm" svg:x="9.96cm" svg:y="10.04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8" draw:id="id28" draw:layer="layout" svg:width="2.52cm" svg:height="2.52cm" svg:x="17.52cm" svg:y="9.788cm">
          <text:p text:style-name="P6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xml:id="id24" draw:id="id24" draw:layer="layout" svg:width="2.52cm" svg:height="2.52cm" svg:x="6.18cm" svg:y="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6" draw:id="id26" draw:layer="layout" svg:width="2.52cm" svg:height="2.52cm" svg:x="13.74cm" svg:y="5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5" draw:id="id25" draw:layer="layout" svg:width="2.52cm" svg:height="2.52cm" svg:x="6.18cm" svg:y="15.08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7" draw:id="id27" draw:layer="layout" svg:width="2.52cm" svg:height="2.52cm" svg:x="13.488cm" svg:y="15.08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22" draw:start-glue-point="10" draw:end-shape="id23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22" draw:start-glue-point="11" draw:end-shape="id24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22" draw:start-glue-point="9" draw:end-shape="id25" draw:end-glue-point="5" svg:d="M4551 12191l1998 3258" svg:viewBox="0 0 1999 3259">
          <text:p/>
        </draw:connector>
        <draw:connector draw:style-name="gr10" draw:text-style-name="P3" draw:layer="layout" draw:type="line" svg:x1="8.7cm" svg:y1="6.26cm" svg:x2="13.74cm" svg:y2="6.26cm" draw:start-shape="id24" draw:start-glue-point="10" draw:end-shape="id26" draw:end-glue-point="6" svg:d="M8700 6260h5040" svg:viewBox="0 0 5041 1">
          <text:p/>
        </draw:connector>
        <draw:connector draw:style-name="gr2" draw:text-style-name="P3" draw:layer="layout" draw:type="line" svg:x1="8.7cm" svg:y1="16.34cm" svg:x2="13.488cm" svg:y2="16.34cm" draw:start-shape="id25" draw:start-glue-point="10" draw:end-shape="id27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27" draw:start-glue-point="11" draw:end-shape="id28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26" draw:start-glue-point="9" draw:end-shape="id28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24" draw:start-glue-point="9" draw:end-shape="id23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25" draw:start-glue-point="11" draw:end-shape="id23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23" draw:start-glue-point="11" draw:end-shape="id26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23" draw:start-glue-point="9" draw:end-shape="id27" draw:end-glue-point="5" svg:d="M12111 12191l1746 3258" svg:viewBox="0 0 1747 3259">
          <text:p/>
        </draw:connector>
        <draw:frame draw:style-name="gr3" draw:text-style-name="P9" draw:layer="layout" svg:width="6.23cm" svg:height="2.384cm" svg:x="19.6cm" svg:y="3.2cm">
          <draw:text-box>
            <text:p text:style-name="P8">Fluxo Máximo = 3</text:p>
            <text:p text:style-name="P8">Fluxo Gasto = 0</text:p>
            <text:p text:style-name="P8">Fluxo Disponível = <text:span text:style-name="T1">3</text:span></text:p>
          </draw:text-box>
        </draw:frame>
        <draw:frame draw:style-name="gr4" draw:text-style-name="P9" draw:layer="layout" svg:width="1.075cm" svg:height="1.212cm" svg:x="4.29cm" svg:y="8.198cm">
          <draw:text-box>
            <text:p text:style-name="P8">5</text:p>
          </draw:text-box>
        </draw:frame>
        <draw:frame draw:style-name="gr4" draw:text-style-name="P9" draw:layer="layout" svg:width="1.075cm" svg:height="1.212cm" svg:x="4.349cm" svg:y="13.112cm">
          <draw:text-box>
            <text:p text:style-name="P8">4</text:p>
          </draw:text-box>
        </draw:frame>
        <draw:frame draw:style-name="gr4" draw:text-style-name="P9" draw:layer="layout" svg:width="1.075cm" svg:height="1.212cm" svg:x="6.869cm" svg:y="10.088cm">
          <draw:text-box>
            <text:p text:style-name="P8">3</text:p>
          </draw:text-box>
        </draw:frame>
        <draw:frame draw:style-name="gr4" draw:text-style-name="P9" draw:layer="layout" svg:width="1.075cm" svg:height="1.212cm" svg:x="7.944cm" svg:y="13.112cm">
          <draw:text-box>
            <text:p text:style-name="P8">2</text:p>
          </draw:text-box>
        </draw:frame>
        <draw:frame draw:style-name="gr4" draw:text-style-name="P9" draw:layer="layout" svg:width="1.075cm" svg:height="1.212cm" svg:x="7.944cm" svg:y="8.072cm">
          <draw:text-box>
            <text:p text:style-name="P8">2</text:p>
          </draw:text-box>
        </draw:frame>
        <draw:frame draw:style-name="gr5" draw:text-style-name="P9" draw:layer="layout" svg:width="1.075cm" svg:height="1.212cm" svg:x="10.649cm" svg:y="5.048cm">
          <draw:text-box>
            <text:p text:style-name="P8">3</text:p>
          </draw:text-box>
        </draw:frame>
        <draw:frame draw:style-name="gr4" draw:text-style-name="P9" draw:layer="layout" svg:width="1.075cm" svg:height="1.212cm" svg:x="11.909cm" svg:y="8.072cm">
          <draw:text-box>
            <text:p text:style-name="P8">1</text:p>
          </draw:text-box>
        </draw:frame>
        <draw:frame draw:style-name="gr4" draw:text-style-name="P9" draw:layer="layout" svg:width="1.075cm" svg:height="1.212cm" svg:x="12.984cm" svg:y="12.86cm">
          <draw:text-box>
            <text:p text:style-name="P8">3</text:p>
          </draw:text-box>
        </draw:frame>
        <draw:frame draw:style-name="gr4" draw:text-style-name="P9" draw:layer="layout" svg:width="1.075cm" svg:height="1.212cm" svg:x="10.464cm" svg:y="15.128cm">
          <draw:text-box>
            <text:p text:style-name="P8">2</text:p>
          </draw:text-box>
        </draw:frame>
        <draw:frame draw:style-name="gr6" draw:text-style-name="P9" draw:layer="layout" svg:width="1.518cm" svg:height="1.212cm" svg:x="16.512cm" svg:y="13.616cm">
          <draw:text-box>
            <text:p text:style-name="P8">10</text:p>
          </draw:text-box>
        </draw:frame>
        <draw:frame draw:style-name="gr7" draw:text-style-name="P9" draw:layer="layout" svg:width="1.519cm" svg:height="1.212cm" svg:x="16.814cm" svg:y="7.772cm">
          <draw:text-box>
            <text:p text:style-name="P8">10</text:p>
          </draw:text-box>
        </draw:frame>
        <draw:line draw:style-name="gr8" draw:text-style-name="P3" draw:layer="layout" svg:x1="20.271cm" svg:y1="8.2cm" svg:x2="19.4cm" svg:y2="9.557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" draw:text-style-name="P2" xml:id="id29" draw:id="id29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1" draw:id="id31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29" draw:start-glue-point="10" draw:end-shape="id30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29" draw:start-glue-point="11" draw:end-shape="id31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29" draw:start-glue-point="9" draw:end-shape="id32" draw:end-glue-point="5" svg:d="M4551 12191l1998 3258" svg:viewBox="0 0 1999 3259">
          <text:p/>
        </draw:connector>
        <draw:connector draw:style-name="gr10" draw:text-style-name="P3" draw:layer="layout" draw:type="line" svg:x1="8.7cm" svg:y1="6.26cm" svg:x2="13.74cm" svg:y2="6.26cm" draw:start-shape="id31" draw:start-glue-point="10" draw:end-shape="id33" draw:end-glue-point="6" svg:d="M8700 6260h5040" svg:viewBox="0 0 5041 1">
          <text:p/>
        </draw:connector>
        <draw:connector draw:style-name="gr2" draw:text-style-name="P3" draw:layer="layout" draw:type="line" svg:x1="8.7cm" svg:y1="16.34cm" svg:x2="13.488cm" svg:y2="16.34cm" draw:start-shape="id32" draw:start-glue-point="10" draw:end-shape="id34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34" draw:start-glue-point="11" draw:end-shape="id35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33" draw:start-glue-point="9" draw:end-shape="id35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31" draw:start-glue-point="9" draw:end-shape="id30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32" draw:start-glue-point="11" draw:end-shape="id30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30" draw:start-glue-point="11" draw:end-shape="id33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30" draw:start-glue-point="9" draw:end-shape="id34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3</text:p>
            <text:p>Fluxo Gasto = 3</text:p>
            <text:p>Fluxo Disponível = <text:span text:style-name="T1">3</text:span></text:p>
          </draw:text-box>
        </draw:frame>
        <draw:frame draw:style-name="gr4" draw:text-style-name="P4" draw:layer="layout" svg:width="1.075cm" svg:height="1.212cm" svg:x="4.29cm" svg:y="8.198cm">
          <draw:text-box>
            <text:p>5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6.871cm" svg:y1="3.644cm" svg:x2="16cm" svg:y2="5.001cm">
          <text:p/>
        </draw:line>
        <draw:connector draw:style-name="gr2" draw:text-style-name="P3" draw:layer="layout" draw:type="line" svg:x1="17.52cm" svg:y1="11.048cm" svg:x2="15cm" svg:y2="7.52cm" draw:start-shape="id35" draw:start-glue-point="6" draw:end-shape="id33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1" draw:text-style-name="P2" xml:id="id36" draw:id="id36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8" draw:id="id38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36" draw:start-glue-point="10" draw:end-shape="id37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36" draw:start-glue-point="11" draw:end-shape="id38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36" draw:start-glue-point="9" draw:end-shape="id39" draw:end-glue-point="5" svg:d="M4551 12191l1998 3258" svg:viewBox="0 0 1999 3259">
          <text:p/>
        </draw:connector>
        <draw:connector draw:style-name="gr2" draw:text-style-name="P3" draw:layer="layout" draw:type="line" svg:x1="8.7cm" svg:y1="16.34cm" svg:x2="13.488cm" svg:y2="16.34cm" draw:start-shape="id39" draw:start-glue-point="10" draw:end-shape="id40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40" draw:start-glue-point="11" draw:end-shape="id41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42" draw:start-glue-point="9" draw:end-shape="id41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38" draw:start-glue-point="9" draw:end-shape="id37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39" draw:start-glue-point="11" draw:end-shape="id37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37" draw:start-glue-point="11" draw:end-shape="id42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37" draw:start-glue-point="9" draw:end-shape="id40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3</text:p>
            <text:p>Fluxo Gasto = 3</text:p>
            <text:p>Fluxo Disponível = <text:span text:style-name="T1">5</text:span></text:p>
          </draw:text-box>
        </draw:frame>
        <draw:frame draw:style-name="gr4" draw:text-style-name="P4" draw:layer="layout" svg:width="1.075cm" svg:height="1.212cm" svg:x="4.29cm" svg:y="8.198cm">
          <draw:text-box>
            <text:p>5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9.199cm" svg:y1="3.444cm" svg:x2="8.328cm" svg:y2="4.801cm">
          <text:p/>
        </draw:line>
        <draw:connector draw:style-name="gr2" draw:text-style-name="P3" draw:layer="layout" draw:type="line" svg:x1="17.52cm" svg:y1="11.048cm" svg:x2="15cm" svg:y2="7.52cm" draw:start-shape="id41" draw:start-glue-point="6" draw:end-shape="id42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42" draw:start-glue-point="6" draw:end-shape="id38" draw:end-glue-point="10" svg:d="M13740 626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" draw:text-style-name="P2" xml:id="id43" draw:id="id43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5" draw:id="id45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43" draw:start-glue-point="10" draw:end-shape="id44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43" draw:start-glue-point="11" draw:end-shape="id45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43" draw:start-glue-point="9" draw:end-shape="id46" draw:end-glue-point="5" svg:d="M4551 12191l1998 3258" svg:viewBox="0 0 1999 3259">
          <text:p/>
        </draw:connector>
        <draw:connector draw:style-name="gr2" draw:text-style-name="P3" draw:layer="layout" draw:type="line" svg:x1="8.7cm" svg:y1="16.34cm" svg:x2="13.488cm" svg:y2="16.34cm" draw:start-shape="id46" draw:start-glue-point="10" draw:end-shape="id47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47" draw:start-glue-point="11" draw:end-shape="id48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49" draw:start-glue-point="9" draw:end-shape="id48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45" draw:start-glue-point="9" draw:end-shape="id44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46" draw:start-glue-point="11" draw:end-shape="id44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44" draw:start-glue-point="11" draw:end-shape="id49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44" draw:start-glue-point="9" draw:end-shape="id47" draw:end-glue-point="5" svg:d="M12111 12191l1746 3258" svg:viewBox="0 0 1747 3259">
          <text:p/>
        </draw:connector>
        <draw:frame draw:style-name="gr3" draw:text-style-name="P4" draw:layer="layout" svg:width="6.365cm" svg:height="2.384cm" svg:x="19.6cm" svg:y="3.2cm">
          <draw:text-box>
            <text:p>Fluxo Máximo = 3</text:p>
            <text:p>Fluxo Gasto = 3</text:p>
            <text:p>Fluxo Disponível = <text:span text:style-name="T2">∞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2.757cm" svg:y1="8.522cm" svg:x2="3.315cm" svg:y2="10.035cm">
          <text:p/>
        </draw:line>
        <draw:connector draw:style-name="gr2" draw:text-style-name="P3" draw:layer="layout" draw:type="line" svg:x1="17.52cm" svg:y1="11.048cm" svg:x2="15cm" svg:y2="7.52cm" draw:start-shape="id48" draw:start-glue-point="6" draw:end-shape="id49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49" draw:start-glue-point="6" draw:end-shape="id45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45" draw:start-glue-point="6" draw:end-shape="id43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style-name="gr1" draw:text-style-name="P2" xml:id="id50" draw:id="id50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2" draw:id="id52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50" draw:start-glue-point="10" draw:end-shape="id51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50" draw:start-glue-point="11" draw:end-shape="id52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50" draw:start-glue-point="9" draw:end-shape="id53" draw:end-glue-point="5" svg:d="M4551 12191l1998 3258" svg:viewBox="0 0 1999 3259">
          <text:p/>
        </draw:connector>
        <draw:connector draw:style-name="gr2" draw:text-style-name="P3" draw:layer="layout" draw:type="line" svg:x1="8.7cm" svg:y1="16.34cm" svg:x2="13.488cm" svg:y2="16.34cm" draw:start-shape="id53" draw:start-glue-point="10" draw:end-shape="id54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54" draw:start-glue-point="11" draw:end-shape="id55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56" draw:start-glue-point="9" draw:end-shape="id55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52" draw:start-glue-point="9" draw:end-shape="id51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53" draw:start-glue-point="11" draw:end-shape="id51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51" draw:start-glue-point="11" draw:end-shape="id56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51" draw:start-glue-point="9" draw:end-shape="id54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3</text:p>
            <text:p>Fluxo Gasto = 0</text:p>
            <text:p>Fluxo Disponível = <text:span text:style-name="T2">4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4.48cm" svg:y1="15.355cm" svg:x2="5.762cm" svg:y2="16.333cm">
          <text:p/>
        </draw:line>
        <draw:connector draw:style-name="gr2" draw:text-style-name="P3" draw:layer="layout" draw:type="line" svg:x1="17.52cm" svg:y1="11.048cm" svg:x2="15cm" svg:y2="7.52cm" draw:start-shape="id55" draw:start-glue-point="6" draw:end-shape="id56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56" draw:start-glue-point="6" draw:end-shape="id52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52" draw:start-glue-point="6" draw:end-shape="id50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1" draw:text-style-name="P2" xml:id="id57" draw:id="id57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9" draw:id="id59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1" draw:id="id61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57" draw:start-glue-point="10" draw:end-shape="id58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57" draw:start-glue-point="11" draw:end-shape="id59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57" draw:start-glue-point="9" draw:end-shape="id60" draw:end-glue-point="5" svg:d="M4551 12191l1998 3258" svg:viewBox="0 0 1999 3259">
          <text:p/>
        </draw:connector>
        <draw:connector draw:style-name="gr10" draw:text-style-name="P3" draw:layer="layout" draw:type="line" svg:x1="8.7cm" svg:y1="16.34cm" svg:x2="13.488cm" svg:y2="16.34cm" draw:start-shape="id60" draw:start-glue-point="10" draw:end-shape="id61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61" draw:start-glue-point="11" draw:end-shape="id62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63" draw:start-glue-point="9" draw:end-shape="id62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59" draw:start-glue-point="9" draw:end-shape="id58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60" draw:start-glue-point="11" draw:end-shape="id58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58" draw:start-glue-point="11" draw:end-shape="id63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58" draw:start-glue-point="9" draw:end-shape="id61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3</text:p>
            <text:p>Fluxo Gasto = 0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2.118cm" svg:y1="14.8cm" svg:x2="13.4cm" svg:y2="15.778cm">
          <text:p/>
        </draw:line>
        <draw:connector draw:style-name="gr2" draw:text-style-name="P3" draw:layer="layout" draw:type="line" svg:x1="17.52cm" svg:y1="11.048cm" svg:x2="15cm" svg:y2="7.52cm" draw:start-shape="id62" draw:start-glue-point="6" draw:end-shape="id63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63" draw:start-glue-point="6" draw:end-shape="id59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59" draw:start-glue-point="6" draw:end-shape="id57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style-name="gr1" draw:text-style-name="P2" xml:id="id64" draw:id="id64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6" draw:id="id66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64" draw:start-glue-point="10" draw:end-shape="id65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64" draw:start-glue-point="11" draw:end-shape="id66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64" draw:start-glue-point="9" draw:end-shape="id67" draw:end-glue-point="5" svg:d="M4551 12191l1998 3258" svg:viewBox="0 0 1999 3259">
          <text:p/>
        </draw:connector>
        <draw:connector draw:style-name="gr10" draw:text-style-name="P3" draw:layer="layout" draw:type="line" svg:x1="8.7cm" svg:y1="16.34cm" svg:x2="13.488cm" svg:y2="16.34cm" draw:start-shape="id67" draw:start-glue-point="10" draw:end-shape="id68" svg:d="M8700 16340h4788" svg:viewBox="0 0 4789 1">
          <text:p/>
        </draw:connector>
        <draw:connector draw:style-name="gr10" draw:text-style-name="P3" draw:layer="layout" draw:type="line" svg:x1="15.639cm" svg:y1="15.449cm" svg:x2="17.889cm" svg:y2="11.939cm" draw:start-shape="id68" draw:start-glue-point="11" draw:end-shape="id69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70" draw:start-glue-point="9" draw:end-shape="id69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66" draw:start-glue-point="9" draw:end-shape="id65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67" draw:start-glue-point="11" draw:end-shape="id65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65" draw:start-glue-point="11" draw:end-shape="id70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65" draw:start-glue-point="9" draw:end-shape="id68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5</text:p>
            <text:p>Fluxo Gasto = 0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10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6cm" svg:y1="10.622cm" svg:x2="17.282cm" svg:y2="11.6cm">
          <text:p/>
        </draw:line>
        <draw:connector draw:style-name="gr2" draw:text-style-name="P3" draw:layer="layout" draw:type="line" svg:x1="17.52cm" svg:y1="11.048cm" svg:x2="15cm" svg:y2="7.52cm" draw:start-shape="id69" draw:start-glue-point="6" draw:end-shape="id70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70" draw:start-glue-point="6" draw:end-shape="id66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66" draw:start-glue-point="6" draw:end-shape="id64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style-name="gr1" draw:text-style-name="P2" xml:id="id71" draw:id="id71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2" draw:id="id72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6" draw:id="id76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3" draw:id="id73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7" draw:id="id77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5" draw:id="id75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71" draw:start-glue-point="10" draw:end-shape="id72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71" draw:start-glue-point="11" draw:end-shape="id73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71" draw:start-glue-point="9" draw:end-shape="id74" draw:end-glue-point="5" svg:d="M4551 12191l1998 3258" svg:viewBox="0 0 1999 3259">
          <text:p/>
        </draw:connector>
        <draw:connector draw:style-name="gr10" draw:text-style-name="P3" draw:layer="layout" draw:type="line" svg:x1="8.7cm" svg:y1="16.34cm" svg:x2="13.488cm" svg:y2="16.34cm" draw:start-shape="id74" draw:start-glue-point="10" draw:end-shape="id75" svg:d="M8700 16340h4788" svg:viewBox="0 0 4789 1">
          <text:p/>
        </draw:connector>
        <draw:connector draw:style-name="gr10" draw:text-style-name="P3" draw:layer="layout" draw:type="line" svg:x1="15.639cm" svg:y1="15.449cm" svg:x2="17.889cm" svg:y2="11.939cm" draw:start-shape="id75" draw:start-glue-point="11" draw:end-shape="id76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77" draw:start-glue-point="9" draw:end-shape="id76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73" draw:start-glue-point="9" draw:end-shape="id72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74" draw:start-glue-point="11" draw:end-shape="id72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72" draw:start-glue-point="11" draw:end-shape="id77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72" draw:start-glue-point="9" draw:end-shape="id75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5</text:p>
            <text:p>Fluxo Gasto = 2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8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2cm" svg:y1="14.822cm" svg:x2="13.282cm" svg:y2="15.8cm">
          <text:p/>
        </draw:line>
        <draw:connector draw:style-name="gr2" draw:text-style-name="P3" draw:layer="layout" draw:type="line" svg:x1="17.52cm" svg:y1="11.048cm" svg:x2="15cm" svg:y2="7.52cm" draw:start-shape="id76" draw:start-glue-point="6" draw:end-shape="id77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77" draw:start-glue-point="6" draw:end-shape="id73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73" draw:start-glue-point="6" draw:end-shape="id71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76" draw:start-glue-point="8" draw:end-shape="id75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custom-shape draw:style-name="gr1" draw:text-style-name="P2" xml:id="id78" draw:id="id78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9" draw:id="id79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3" draw:id="id83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0" draw:id="id80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4" draw:id="id84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1" draw:id="id81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2" draw:id="id82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78" draw:start-glue-point="10" draw:end-shape="id79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78" draw:start-glue-point="11" draw:end-shape="id80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78" draw:start-glue-point="9" draw:end-shape="id81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82" draw:start-glue-point="11" draw:end-shape="id83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84" draw:start-glue-point="9" draw:end-shape="id83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80" draw:start-glue-point="9" draw:end-shape="id79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81" draw:start-glue-point="11" draw:end-shape="id79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79" draw:start-glue-point="11" draw:end-shape="id84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79" draw:start-glue-point="9" draw:end-shape="id82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5</text:p>
            <text:p>Fluxo Gasto = 2</text:p>
            <text:p>Fluxo Disponível = <text:span text:style-name="T2">4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4.349cm" svg:y="13.112cm">
          <draw:text-box>
            <text:p>4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8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4.6cm" svg:y1="15.2cm" svg:x2="5.882cm" svg:y2="16.178cm">
          <text:p/>
        </draw:line>
        <draw:connector draw:style-name="gr2" draw:text-style-name="P3" draw:layer="layout" draw:type="line" svg:x1="17.52cm" svg:y1="11.048cm" svg:x2="15cm" svg:y2="7.52cm" draw:start-shape="id83" draw:start-glue-point="6" draw:end-shape="id84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84" draw:start-glue-point="6" draw:end-shape="id80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80" draw:start-glue-point="6" draw:end-shape="id78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83" draw:start-glue-point="8" draw:end-shape="id82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2</text:p>
          </draw:text-box>
        </draw:frame>
        <draw:connector draw:style-name="gr2" draw:text-style-name="P3" draw:layer="layout" draw:type="line" svg:x1="13.488cm" svg:y1="16.34cm" svg:x2="8.7cm" svg:y2="16.34cm" draw:start-shape="id82" draw:start-glue-point="6" draw:end-shape="id81" draw:end-glue-point="10" svg:d="M13488 16340h-4788" svg:viewBox="0 0 4789 1">
          <text:p/>
        </draw:connector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custom-shape draw:style-name="gr1" draw:text-style-name="P2" xml:id="id85" draw:id="id85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6" draw:id="id86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0" draw:id="id90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7" draw:id="id87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1" draw:id="id91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8" draw:id="id88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9" draw:id="id89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85" draw:start-glue-point="10" draw:end-shape="id86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85" draw:start-glue-point="11" draw:end-shape="id87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85" draw:start-glue-point="9" draw:end-shape="id88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89" draw:start-glue-point="11" draw:end-shape="id90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91" draw:start-glue-point="9" draw:end-shape="id90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87" draw:start-glue-point="9" draw:end-shape="id86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88" draw:start-glue-point="11" draw:end-shape="id86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86" draw:start-glue-point="11" draw:end-shape="id91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86" draw:start-glue-point="9" draw:end-shape="id89" draw:end-glue-point="5" svg:d="M12111 12191l1746 3258" svg:viewBox="0 0 1747 3259">
          <text:p/>
        </draw:connector>
        <draw:frame draw:style-name="gr3" draw:text-style-name="P4" draw:layer="layout" svg:width="6.365cm" svg:height="2.384cm" svg:x="19.6cm" svg:y="3.2cm">
          <draw:text-box>
            <text:p>Fluxo Máximo = 5</text:p>
            <text:p>Fluxo Gasto = 2</text:p>
            <text:p>Fluxo Disponível = <text:span text:style-name="T2">∞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8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0.918cm" svg:y1="10cm" svg:x2="2.2cm" svg:y2="10.978cm">
          <text:p/>
        </draw:line>
        <draw:connector draw:style-name="gr2" draw:text-style-name="P3" draw:layer="layout" draw:type="line" svg:x1="17.52cm" svg:y1="11.048cm" svg:x2="15cm" svg:y2="7.52cm" draw:start-shape="id90" draw:start-glue-point="6" draw:end-shape="id91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91" draw:start-glue-point="6" draw:end-shape="id87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87" draw:start-glue-point="6" draw:end-shape="id85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90" draw:start-glue-point="8" draw:end-shape="id89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2</text:p>
          </draw:text-box>
        </draw:frame>
        <draw:connector draw:style-name="gr2" draw:text-style-name="P3" draw:layer="layout" draw:type="line" svg:x1="13.488cm" svg:y1="16.34cm" svg:x2="8.7cm" svg:y2="16.34cm" draw:start-shape="id89" draw:start-glue-point="6" draw:end-shape="id88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88" draw:start-glue-point="6" draw:end-shape="id85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custom-shape draw:style-name="gr1" draw:text-style-name="P2" xml:id="id92" draw:id="id92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3" draw:id="id93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7" draw:id="id97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4" draw:id="id94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8" draw:id="id98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5" draw:id="id95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6" draw:id="id96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92cm" svg:y1="11.3cm" svg:x2="9.96cm" svg:y2="11.3cm" draw:start-shape="id92" draw:start-glue-point="10" draw:end-shape="id93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92" draw:start-glue-point="11" draw:end-shape="id94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92" draw:start-glue-point="9" draw:end-shape="id95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96" draw:start-glue-point="11" draw:end-shape="id97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98" draw:start-glue-point="9" draw:end-shape="id97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94" draw:start-glue-point="9" draw:end-shape="id93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95" draw:start-glue-point="11" draw:end-shape="id93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93" draw:start-glue-point="11" draw:end-shape="id98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93" draw:start-glue-point="9" draw:end-shape="id96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5</text:p>
            <text:p>Fluxo Gasto = 0</text:p>
            <text:p>Fluxo Disponível = <text:span text:style-name="T2">3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8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8.678cm" svg:y1="9.8cm" svg:x2="9.96cm" svg:y2="10.778cm">
          <text:p/>
        </draw:line>
        <draw:connector draw:style-name="gr2" draw:text-style-name="P3" draw:layer="layout" draw:type="line" svg:x1="17.52cm" svg:y1="11.048cm" svg:x2="15cm" svg:y2="7.52cm" draw:start-shape="id97" draw:start-glue-point="6" draw:end-shape="id98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98" draw:start-glue-point="6" draw:end-shape="id94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94" draw:start-glue-point="6" draw:end-shape="id92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97" draw:start-glue-point="8" draw:end-shape="id96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2</text:p>
          </draw:text-box>
        </draw:frame>
        <draw:connector draw:style-name="gr2" draw:text-style-name="P3" draw:layer="layout" draw:type="line" svg:x1="13.488cm" svg:y1="16.34cm" svg:x2="8.7cm" svg:y2="16.34cm" draw:start-shape="id96" draw:start-glue-point="6" draw:end-shape="id95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95" draw:start-glue-point="6" draw:end-shape="id92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custom-shape draw:style-name="gr1" draw:text-style-name="P2" xml:id="id99" draw:id="id99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0" draw:id="id100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4" draw:id="id104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1" draw:id="id101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5" draw:id="id105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2" draw:id="id102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3" draw:id="id103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92cm" svg:y1="11.3cm" svg:x2="9.96cm" svg:y2="11.3cm" draw:start-shape="id99" draw:start-glue-point="10" draw:end-shape="id100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99" draw:start-glue-point="11" draw:end-shape="id101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99" draw:start-glue-point="9" draw:end-shape="id102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03" draw:start-glue-point="11" draw:end-shape="id104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05" draw:start-glue-point="9" draw:end-shape="id104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01" draw:start-glue-point="9" draw:end-shape="id100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02" draw:start-glue-point="11" draw:end-shape="id100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00" draw:start-glue-point="11" draw:end-shape="id105" draw:end-glue-point="7" svg:d="M12111 10409l1998-3258" svg:viewBox="0 0 1999 3259">
          <text:p/>
        </draw:connector>
        <draw:connector draw:style-name="gr10" draw:text-style-name="P3" draw:layer="layout" draw:type="line" svg:x1="12.111cm" svg:y1="12.191cm" svg:x2="13.857cm" svg:y2="15.449cm" draw:start-shape="id100" draw:start-glue-point="9" draw:end-shape="id103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5</text:p>
            <text:p>Fluxo Gasto = 0</text:p>
            <text:p>Fluxo Disponível = <text:span text:style-name="T2">3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8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2.111cm" svg:y1="14.822cm" svg:x2="13.393cm" svg:y2="15.8cm">
          <text:p/>
        </draw:line>
        <draw:connector draw:style-name="gr2" draw:text-style-name="P3" draw:layer="layout" draw:type="line" svg:x1="17.52cm" svg:y1="11.048cm" svg:x2="15cm" svg:y2="7.52cm" draw:start-shape="id104" draw:start-glue-point="6" draw:end-shape="id105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05" draw:start-glue-point="6" draw:end-shape="id101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01" draw:start-glue-point="6" draw:end-shape="id99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04" draw:start-glue-point="8" draw:end-shape="id103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2</text:p>
          </draw:text-box>
        </draw:frame>
        <draw:connector draw:style-name="gr2" draw:text-style-name="P3" draw:layer="layout" draw:type="line" svg:x1="13.488cm" svg:y1="16.34cm" svg:x2="8.7cm" svg:y2="16.34cm" draw:start-shape="id103" draw:start-glue-point="6" draw:end-shape="id102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02" draw:start-glue-point="6" draw:end-shape="id99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custom-shape draw:style-name="gr1" draw:text-style-name="P2" xml:id="id106" draw:id="id106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7" draw:id="id107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1" draw:id="id111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8" draw:id="id108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2" draw:id="id112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9" draw:id="id109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0" draw:id="id110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92cm" svg:y1="11.3cm" svg:x2="9.96cm" svg:y2="11.3cm" draw:start-shape="id106" draw:start-glue-point="10" draw:end-shape="id107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106" draw:start-glue-point="11" draw:end-shape="id108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06" draw:start-glue-point="9" draw:end-shape="id109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10" draw:start-glue-point="11" draw:end-shape="id111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12" draw:start-glue-point="9" draw:end-shape="id111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08" draw:start-glue-point="9" draw:end-shape="id107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09" draw:start-glue-point="11" draw:end-shape="id107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07" draw:start-glue-point="11" draw:end-shape="id112" draw:end-glue-point="7" svg:d="M12111 10409l1998-3258" svg:viewBox="0 0 1999 3259">
          <text:p/>
        </draw:connector>
        <draw:connector draw:style-name="gr10" draw:text-style-name="P3" draw:layer="layout" draw:type="line" svg:x1="12.111cm" svg:y1="12.191cm" svg:x2="13.857cm" svg:y2="15.449cm" draw:start-shape="id107" draw:start-glue-point="9" draw:end-shape="id110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8</text:p>
            <text:p>Fluxo Gasto = 0</text:p>
            <text:p>Fluxo Disponível = <text:span text:style-name="T2">3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8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6cm" svg:y1="10.8cm" svg:x2="17.282cm" svg:y2="11.778cm">
          <text:p/>
        </draw:line>
        <draw:connector draw:style-name="gr2" draw:text-style-name="P3" draw:layer="layout" draw:type="line" svg:x1="17.52cm" svg:y1="11.048cm" svg:x2="15cm" svg:y2="7.52cm" draw:start-shape="id111" draw:start-glue-point="6" draw:end-shape="id112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12" draw:start-glue-point="6" draw:end-shape="id108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08" draw:start-glue-point="6" draw:end-shape="id106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11" draw:start-glue-point="8" draw:end-shape="id110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2</text:p>
          </draw:text-box>
        </draw:frame>
        <draw:connector draw:style-name="gr2" draw:text-style-name="P3" draw:layer="layout" draw:type="line" svg:x1="13.488cm" svg:y1="16.34cm" svg:x2="8.7cm" svg:y2="16.34cm" draw:start-shape="id110" draw:start-glue-point="6" draw:end-shape="id109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09" draw:start-glue-point="6" draw:end-shape="id106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custom-shape draw:style-name="gr1" draw:text-style-name="P2" xml:id="id113" draw:id="id113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4" draw:id="id114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8" draw:id="id118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5" draw:id="id115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9" draw:id="id119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6" draw:id="id116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7" draw:id="id117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92cm" svg:y1="11.3cm" svg:x2="9.96cm" svg:y2="11.3cm" draw:start-shape="id113" draw:start-glue-point="10" draw:end-shape="id114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113" draw:start-glue-point="11" draw:end-shape="id115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13" draw:start-glue-point="9" draw:end-shape="id116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17" draw:start-glue-point="11" draw:end-shape="id118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19" draw:start-glue-point="9" draw:end-shape="id118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15" draw:start-glue-point="9" draw:end-shape="id114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16" draw:start-glue-point="11" draw:end-shape="id114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14" draw:start-glue-point="11" draw:end-shape="id119" draw:end-glue-point="7" svg:d="M12111 10409l1998-3258" svg:viewBox="0 0 1999 3259">
          <text:p/>
        </draw:connector>
        <draw:connector draw:style-name="gr10" draw:text-style-name="P3" draw:layer="layout" draw:type="line" svg:x1="12.111cm" svg:y1="12.191cm" svg:x2="13.857cm" svg:y2="15.449cm" draw:start-shape="id114" draw:start-glue-point="9" draw:end-shape="id117" draw:end-glue-point="5" svg:d="M12111 12191l1746 3258" svg:viewBox="0 0 1747 3259">
          <text:p/>
        </draw:connector>
        <draw:frame draw:style-name="gr3" draw:text-style-name="P4" draw:layer="layout" svg:width="6.23cm" svg:height="2.384cm" svg:x="19.6cm" svg:y="3.2cm">
          <draw:text-box>
            <text:p>Fluxo Máximo = 8</text:p>
            <text:p>Fluxo Gasto = 3</text:p>
            <text:p>Fluxo Disponível = <text:span text:style-name="T2">3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2cm" svg:y1="15cm" svg:x2="13.282cm" svg:y2="15.978cm">
          <text:p/>
        </draw:line>
        <draw:connector draw:style-name="gr2" draw:text-style-name="P3" draw:layer="layout" draw:type="line" svg:x1="17.52cm" svg:y1="11.048cm" svg:x2="15cm" svg:y2="7.52cm" draw:start-shape="id118" draw:start-glue-point="6" draw:end-shape="id119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19" draw:start-glue-point="6" draw:end-shape="id115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15" draw:start-glue-point="6" draw:end-shape="id113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18" draw:start-glue-point="8" draw:end-shape="id117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17" draw:start-glue-point="6" draw:end-shape="id116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16" draw:start-glue-point="6" draw:end-shape="id113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custom-shape draw:style-name="gr1" draw:text-style-name="P2" xml:id="id120" draw:id="id120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1" draw:id="id121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5" draw:id="id125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2" draw:id="id122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6" draw:id="id126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3" draw:id="id123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4" draw:id="id124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92cm" svg:y1="11.3cm" svg:x2="9.96cm" svg:y2="11.3cm" draw:start-shape="id120" draw:start-glue-point="10" draw:end-shape="id121" draw:end-glue-point="6" svg:d="M4920 11300h5040" svg:viewBox="0 0 5041 1">
          <text:p/>
        </draw:connector>
        <draw:connector draw:style-name="gr10" draw:text-style-name="P3" draw:layer="layout" draw:type="line" svg:x1="4.551cm" svg:y1="10.409cm" svg:x2="6.549cm" svg:y2="7.151cm" draw:start-shape="id120" draw:start-glue-point="11" draw:end-shape="id122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20" draw:start-glue-point="9" draw:end-shape="id123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24" draw:start-glue-point="11" draw:end-shape="id125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26" draw:start-glue-point="9" draw:end-shape="id125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22" draw:start-glue-point="9" draw:end-shape="id121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23" draw:start-glue-point="11" draw:end-shape="id121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21" draw:start-glue-point="11" draw:end-shape="id126" draw:end-glue-point="7" svg:d="M12111 1040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8</text:p>
            <text:p>Fluxo Gasto = 3</text:p>
            <text:p>Fluxo Disponível = <text:span text:style-name="T2">3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8.518cm" svg:y1="9.8cm" svg:x2="9.8cm" svg:y2="10.778cm">
          <text:p/>
        </draw:line>
        <draw:connector draw:style-name="gr2" draw:text-style-name="P3" draw:layer="layout" draw:type="line" svg:x1="17.52cm" svg:y1="11.048cm" svg:x2="15cm" svg:y2="7.52cm" draw:start-shape="id125" draw:start-glue-point="6" draw:end-shape="id126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26" draw:start-glue-point="6" draw:end-shape="id122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22" draw:start-glue-point="6" draw:end-shape="id120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25" draw:start-glue-point="8" draw:end-shape="id124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24" draw:start-glue-point="6" draw:end-shape="id123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23" draw:start-glue-point="6" draw:end-shape="id120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24" draw:start-glue-point="5" draw:end-shape="id121" draw:end-glue-point="9" svg:d="M13857 15449l-1746-3258" svg:viewBox="0 0 1747 3259">
          <text:p/>
        </draw:connector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custom-shape draw:style-name="gr1" draw:text-style-name="P2" xml:id="id127" draw:id="id127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3" draw:id="id133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1" draw:id="id131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8" draw:id="id128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2" draw:id="id132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9" draw:id="id129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0" draw:id="id130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27" draw:start-glue-point="11" draw:end-shape="id128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27" draw:start-glue-point="9" draw:end-shape="id129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30" draw:start-glue-point="11" draw:end-shape="id131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32" draw:start-glue-point="9" draw:end-shape="id131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28" draw:start-glue-point="9" draw:end-shape="id133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29" draw:start-glue-point="11" draw:end-shape="id133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33" draw:start-glue-point="11" draw:end-shape="id132" draw:end-glue-point="7" svg:d="M12111 10409l1998-3258" svg:viewBox="0 0 1999 3259">
          <text:p/>
        </draw:connector>
        <draw:frame draw:style-name="gr3" draw:text-style-name="P4" draw:layer="layout" svg:width="6.365cm" svg:height="2.384cm" svg:x="19.6cm" svg:y="3.2cm">
          <draw:text-box>
            <text:p>Fluxo Máximo = 8</text:p>
            <text:p>Fluxo Gasto = 3</text:p>
            <text:p>Fluxo Disponível = <text:span text:style-name="T2">∞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cm" svg:y1="9.6cm" svg:x2="2.282cm" svg:y2="10.578cm">
          <text:p/>
        </draw:line>
        <draw:connector draw:style-name="gr2" draw:text-style-name="P3" draw:layer="layout" draw:type="line" svg:x1="17.52cm" svg:y1="11.048cm" svg:x2="15cm" svg:y2="7.52cm" draw:start-shape="id131" draw:start-glue-point="6" draw:end-shape="id132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32" draw:start-glue-point="6" draw:end-shape="id128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28" draw:start-glue-point="6" draw:end-shape="id127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31" draw:start-glue-point="8" draw:end-shape="id130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30" draw:start-glue-point="6" draw:end-shape="id129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29" draw:start-glue-point="6" draw:end-shape="id127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30" draw:start-glue-point="5" draw:end-shape="id133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33" draw:start-glue-point="6" draw:end-shape="id127" draw:end-glue-point="10" svg:d="M9960 1130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custom-shape draw:style-name="gr1" draw:text-style-name="P2" xml:id="id134" draw:id="id134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0" draw:id="id140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8" draw:id="id138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35" draw:id="id135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9" draw:id="id139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6" draw:id="id136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7" draw:id="id137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34" draw:start-glue-point="11" draw:end-shape="id135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34" draw:start-glue-point="9" draw:end-shape="id136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37" draw:start-glue-point="11" draw:end-shape="id138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39" draw:start-glue-point="9" draw:end-shape="id138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135" draw:start-glue-point="9" draw:end-shape="id140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36" draw:start-glue-point="11" draw:end-shape="id140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40" draw:start-glue-point="11" draw:end-shape="id139" draw:end-glue-point="7" svg:d="M12111 1040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8</text:p>
            <text:p>Fluxo Gasto = 0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5cm" svg:y1="4.222cm" svg:x2="6.282cm" svg:y2="5.2cm">
          <text:p/>
        </draw:line>
        <draw:connector draw:style-name="gr2" draw:text-style-name="P3" draw:layer="layout" draw:type="line" svg:x1="17.52cm" svg:y1="11.048cm" svg:x2="15cm" svg:y2="7.52cm" draw:start-shape="id138" draw:start-glue-point="6" draw:end-shape="id139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39" draw:start-glue-point="6" draw:end-shape="id135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35" draw:start-glue-point="6" draw:end-shape="id134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38" draw:start-glue-point="8" draw:end-shape="id137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37" draw:start-glue-point="6" draw:end-shape="id136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36" draw:start-glue-point="6" draw:end-shape="id134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37" draw:start-glue-point="5" draw:end-shape="id140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40" draw:start-glue-point="6" draw:end-shape="id134" draw:end-glue-point="10" svg:d="M9960 1130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custom-shape draw:style-name="gr1" draw:text-style-name="P2" xml:id="id141" draw:id="id141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7" draw:id="id147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5" draw:id="id145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42" draw:id="id142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6" draw:id="id146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3" draw:id="id143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4" draw:id="id144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41" draw:start-glue-point="11" draw:end-shape="id142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41" draw:start-glue-point="9" draw:end-shape="id143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44" draw:start-glue-point="11" draw:end-shape="id145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46" draw:start-glue-point="9" draw:end-shape="id145" draw:end-glue-point="5" svg:d="M15891 7151l1998 3006" svg:viewBox="0 0 1999 3007">
          <text:p/>
        </draw:connector>
        <draw:connector draw:style-name="gr10" draw:text-style-name="P3" draw:layer="layout" draw:type="line" svg:x1="8.331cm" svg:y1="7.151cm" svg:x2="10.329cm" svg:y2="10.409cm" draw:start-shape="id142" draw:start-glue-point="9" draw:end-shape="id147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43" draw:start-glue-point="11" draw:end-shape="id147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147" draw:start-glue-point="11" draw:end-shape="id146" draw:end-glue-point="7" svg:d="M12111 1040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8</text:p>
            <text:p>Fluxo Gasto = 0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8.518cm" svg:y1="9.822cm" svg:x2="9.8cm" svg:y2="10.8cm">
          <text:p/>
        </draw:line>
        <draw:connector draw:style-name="gr2" draw:text-style-name="P3" draw:layer="layout" draw:type="line" svg:x1="17.52cm" svg:y1="11.048cm" svg:x2="15cm" svg:y2="7.52cm" draw:start-shape="id145" draw:start-glue-point="6" draw:end-shape="id146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46" draw:start-glue-point="6" draw:end-shape="id142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42" draw:start-glue-point="6" draw:end-shape="id141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45" draw:start-glue-point="8" draw:end-shape="id144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44" draw:start-glue-point="6" draw:end-shape="id143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43" draw:start-glue-point="6" draw:end-shape="id141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44" draw:start-glue-point="5" draw:end-shape="id147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47" draw:start-glue-point="6" draw:end-shape="id141" draw:end-glue-point="10" svg:d="M9960 1130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custom-shape draw:style-name="gr1" draw:text-style-name="P2" xml:id="id148" draw:id="id148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4" draw:id="id154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2" draw:id="id152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49" draw:id="id149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3" draw:id="id153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0" draw:id="id150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1" draw:id="id151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48" draw:start-glue-point="11" draw:end-shape="id149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48" draw:start-glue-point="9" draw:end-shape="id150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51" draw:start-glue-point="11" draw:end-shape="id152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53" draw:start-glue-point="9" draw:end-shape="id152" draw:end-glue-point="5" svg:d="M15891 7151l1998 3006" svg:viewBox="0 0 1999 3007">
          <text:p/>
        </draw:connector>
        <draw:connector draw:style-name="gr10" draw:text-style-name="P3" draw:layer="layout" draw:type="line" svg:x1="8.331cm" svg:y1="7.151cm" svg:x2="10.329cm" svg:y2="10.409cm" draw:start-shape="id149" draw:start-glue-point="9" draw:end-shape="id154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50" draw:start-glue-point="11" draw:end-shape="id154" draw:end-glue-point="7" svg:d="M8331 15449l1998-3258" svg:viewBox="0 0 1999 3259">
          <text:p/>
        </draw:connector>
        <draw:connector draw:style-name="gr10" draw:text-style-name="P3" draw:layer="layout" draw:type="line" svg:x1="12.111cm" svg:y1="10.409cm" svg:x2="14.109cm" svg:y2="7.151cm" draw:start-shape="id154" draw:start-glue-point="11" draw:end-shape="id153" draw:end-glue-point="7" svg:d="M12111 1040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8</text:p>
            <text:p>Fluxo Gasto = 0</text:p>
            <text:p>Fluxo Disponível = <text:span text:style-name="T2">1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2.6cm" svg:y1="4.222cm" svg:x2="13.882cm" svg:y2="5.2cm">
          <text:p/>
        </draw:line>
        <draw:connector draw:style-name="gr2" draw:text-style-name="P3" draw:layer="layout" draw:type="line" svg:x1="17.52cm" svg:y1="11.048cm" svg:x2="15cm" svg:y2="7.52cm" draw:start-shape="id152" draw:start-glue-point="6" draw:end-shape="id153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53" draw:start-glue-point="6" draw:end-shape="id149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49" draw:start-glue-point="6" draw:end-shape="id148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52" draw:start-glue-point="8" draw:end-shape="id151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51" draw:start-glue-point="6" draw:end-shape="id150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50" draw:start-glue-point="6" draw:end-shape="id148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51" draw:start-glue-point="5" draw:end-shape="id154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54" draw:start-glue-point="6" draw:end-shape="id148" draw:end-glue-point="10" svg:d="M9960 1130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custom-shape draw:style-name="gr1" draw:text-style-name="P2" xml:id="id155" draw:id="id155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1" draw:id="id161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9" draw:id="id159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56" draw:id="id156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0" draw:id="id160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7" draw:id="id157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8" draw:id="id158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55" draw:start-glue-point="11" draw:end-shape="id156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55" draw:start-glue-point="9" draw:end-shape="id157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58" draw:start-glue-point="11" draw:end-shape="id159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60" draw:start-glue-point="9" draw:end-shape="id159" draw:end-glue-point="5" svg:d="M15891 7151l1998 3006" svg:viewBox="0 0 1999 3007">
          <text:p/>
        </draw:connector>
        <draw:connector draw:style-name="gr10" draw:text-style-name="P3" draw:layer="layout" draw:type="line" svg:x1="8.331cm" svg:y1="7.151cm" svg:x2="10.329cm" svg:y2="10.409cm" draw:start-shape="id156" draw:start-glue-point="9" draw:end-shape="id161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57" draw:start-glue-point="11" draw:end-shape="id161" draw:end-glue-point="7" svg:d="M8331 15449l1998-3258" svg:viewBox="0 0 1999 3259">
          <text:p/>
        </draw:connector>
        <draw:connector draw:style-name="gr10" draw:text-style-name="P3" draw:layer="layout" draw:type="line" svg:x1="12.111cm" svg:y1="10.409cm" svg:x2="14.109cm" svg:y2="7.151cm" draw:start-shape="id161" draw:start-glue-point="11" draw:end-shape="id160" draw:end-glue-point="7" svg:d="M12111 1040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9</text:p>
            <text:p>Fluxo Gasto = 0</text:p>
            <text:p>Fluxo Disponível = <text:span text:style-name="T2">1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7</text:p>
          </draw:text-box>
        </draw:frame>
        <draw:line draw:style-name="gr8" draw:text-style-name="P3" draw:layer="layout" svg:x1="16cm" svg:y1="10.422cm" svg:x2="17.282cm" svg:y2="11.4cm">
          <text:p/>
        </draw:line>
        <draw:connector draw:style-name="gr2" draw:text-style-name="P3" draw:layer="layout" draw:type="line" svg:x1="17.52cm" svg:y1="11.048cm" svg:x2="15cm" svg:y2="7.52cm" draw:start-shape="id159" draw:start-glue-point="6" draw:end-shape="id160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3</text:p>
          </draw:text-box>
        </draw:frame>
        <draw:connector draw:style-name="gr2" draw:text-style-name="P3" draw:layer="layout" draw:type="line" svg:x1="13.74cm" svg:y1="6.26cm" svg:x2="8.7cm" svg:y2="6.26cm" draw:start-shape="id160" draw:start-glue-point="6" draw:end-shape="id156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56" draw:start-glue-point="6" draw:end-shape="id155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59" draw:start-glue-point="8" draw:end-shape="id158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58" draw:start-glue-point="6" draw:end-shape="id157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57" draw:start-glue-point="6" draw:end-shape="id155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58" draw:start-glue-point="5" draw:end-shape="id161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61" draw:start-glue-point="6" draw:end-shape="id155" draw:end-glue-point="10" svg:d="M9960 1130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custom-shape draw:style-name="gr1" draw:text-style-name="P2" xml:id="id162" draw:id="id162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8" draw:id="id168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6" draw:id="id166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63" draw:id="id163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7" draw:id="id167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4" draw:id="id164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5" draw:id="id165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62" draw:start-glue-point="11" draw:end-shape="id163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62" draw:start-glue-point="9" draw:end-shape="id164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65" draw:start-glue-point="11" draw:end-shape="id166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67" draw:start-glue-point="9" draw:end-shape="id166" draw:end-glue-point="5" svg:d="M15891 7151l1998 3006" svg:viewBox="0 0 1999 3007">
          <text:p/>
        </draw:connector>
        <draw:connector draw:style-name="gr10" draw:text-style-name="P3" draw:layer="layout" draw:type="line" svg:x1="8.331cm" svg:y1="7.151cm" svg:x2="10.329cm" svg:y2="10.409cm" draw:start-shape="id163" draw:start-glue-point="9" draw:end-shape="id168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64" draw:start-glue-point="11" draw:end-shape="id168" draw:end-glue-point="7" svg:d="M8331 15449l1998-3258" svg:viewBox="0 0 1999 3259">
          <text:p/>
        </draw:connector>
        <draw:connector draw:style-name="gr10" draw:text-style-name="P3" draw:layer="layout" draw:type="line" svg:x1="12.111cm" svg:y1="10.409cm" svg:x2="14.109cm" svg:y2="7.151cm" draw:start-shape="id168" draw:start-glue-point="11" draw:end-shape="id167" draw:end-glue-point="7" svg:d="M12111 1040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9</text:p>
            <text:p>Fluxo Gasto = 1</text:p>
            <text:p>Fluxo Disponível = <text:span text:style-name="T2">1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6</text:p>
          </draw:text-box>
        </draw:frame>
        <draw:line draw:style-name="gr8" draw:text-style-name="P3" draw:layer="layout" svg:x1="12.458cm" svg:y1="4.4cm" svg:x2="13.74cm" svg:y2="5.378cm">
          <text:p/>
        </draw:line>
        <draw:connector draw:style-name="gr2" draw:text-style-name="P3" draw:layer="layout" draw:type="line" svg:x1="17.52cm" svg:y1="11.048cm" svg:x2="15cm" svg:y2="7.52cm" draw:start-shape="id166" draw:start-glue-point="6" draw:end-shape="id167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4</text:p>
          </draw:text-box>
        </draw:frame>
        <draw:connector draw:style-name="gr2" draw:text-style-name="P3" draw:layer="layout" draw:type="line" svg:x1="13.74cm" svg:y1="6.26cm" svg:x2="8.7cm" svg:y2="6.26cm" draw:start-shape="id167" draw:start-glue-point="6" draw:end-shape="id163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63" draw:start-glue-point="6" draw:end-shape="id162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66" draw:start-glue-point="8" draw:end-shape="id165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65" draw:start-glue-point="6" draw:end-shape="id164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64" draw:start-glue-point="6" draw:end-shape="id162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65" draw:start-glue-point="5" draw:end-shape="id168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68" draw:start-glue-point="6" draw:end-shape="id162" draw:end-glue-point="10" svg:d="M9960 11300h-5040" svg:viewBox="0 0 5041 1">
          <text:p/>
        </draw:connector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custom-shape draw:style-name="gr1" draw:text-style-name="P2" xml:id="id169" draw:id="id169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5" draw:id="id175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3" draw:id="id173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70" draw:id="id170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4" draw:id="id174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1" draw:id="id171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2" draw:id="id172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69" draw:start-glue-point="11" draw:end-shape="id170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69" draw:start-glue-point="9" draw:end-shape="id171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72" draw:start-glue-point="11" draw:end-shape="id173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74" draw:start-glue-point="9" draw:end-shape="id173" draw:end-glue-point="5" svg:d="M15891 7151l1998 3006" svg:viewBox="0 0 1999 3007">
          <text:p/>
        </draw:connector>
        <draw:connector draw:style-name="gr10" draw:text-style-name="P3" draw:layer="layout" draw:type="line" svg:x1="8.331cm" svg:y1="7.151cm" svg:x2="10.329cm" svg:y2="10.409cm" draw:start-shape="id170" draw:start-glue-point="9" draw:end-shape="id175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171" draw:start-glue-point="11" draw:end-shape="id175" draw:end-glue-point="7" svg:d="M8331 1544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9</text:p>
            <text:p>Fluxo Gasto = 1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6</text:p>
          </draw:text-box>
        </draw:frame>
        <draw:line draw:style-name="gr8" draw:text-style-name="P3" draw:layer="layout" svg:x1="8.518cm" svg:y1="9.8cm" svg:x2="9.8cm" svg:y2="10.778cm">
          <text:p/>
        </draw:line>
        <draw:connector draw:style-name="gr2" draw:text-style-name="P3" draw:layer="layout" draw:type="line" svg:x1="17.52cm" svg:y1="11.048cm" svg:x2="15cm" svg:y2="7.52cm" draw:start-shape="id173" draw:start-glue-point="6" draw:end-shape="id174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4</text:p>
          </draw:text-box>
        </draw:frame>
        <draw:connector draw:style-name="gr2" draw:text-style-name="P3" draw:layer="layout" draw:type="line" svg:x1="13.74cm" svg:y1="6.26cm" svg:x2="8.7cm" svg:y2="6.26cm" draw:start-shape="id174" draw:start-glue-point="6" draw:end-shape="id170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70" draw:start-glue-point="6" draw:end-shape="id169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73" draw:start-glue-point="8" draw:end-shape="id172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72" draw:start-glue-point="6" draw:end-shape="id171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71" draw:start-glue-point="6" draw:end-shape="id169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72" draw:start-glue-point="5" draw:end-shape="id175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75" draw:start-glue-point="6" draw:end-shape="id169" draw:end-glue-point="10" svg:d="M9960 11300h-5040" svg:viewBox="0 0 5041 1">
          <text:p/>
        </draw:connector>
        <draw:connector draw:style-name="gr2" draw:text-style-name="P3" draw:layer="layout" draw:type="line" svg:x1="14.109cm" svg:y1="7.151cm" svg:x2="12.111cm" svg:y2="10.409cm" draw:start-shape="id174" draw:start-glue-point="7" draw:end-shape="id175" draw:end-glue-point="11" svg:d="M14109 7151l-1998 3258" svg:viewBox="0 0 1999 3259">
          <text:p/>
        </draw:connector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custom-shape draw:style-name="gr1" draw:text-style-name="P2" xml:id="id176" draw:id="id176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2" draw:id="id182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0" draw:id="id180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77" draw:id="id177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1" draw:id="id181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8" draw:id="id178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9" draw:id="id179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0.409cm" svg:x2="6.549cm" svg:y2="7.151cm" draw:start-shape="id176" draw:start-glue-point="11" draw:end-shape="id177" draw:end-glue-point="7" svg:d="M4551 10409l1998-3258" svg:viewBox="0 0 1999 3259">
          <text:p/>
        </draw:connector>
        <draw:connector draw:style-name="gr10" draw:text-style-name="P3" draw:layer="layout" draw:type="line" svg:x1="4.551cm" svg:y1="12.191cm" svg:x2="6.549cm" svg:y2="15.449cm" draw:start-shape="id176" draw:start-glue-point="9" draw:end-shape="id178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79" draw:start-glue-point="11" draw:end-shape="id180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81" draw:start-glue-point="9" draw:end-shape="id180" draw:end-glue-point="5" svg:d="M15891 7151l1998 3006" svg:viewBox="0 0 1999 3007">
          <text:p/>
        </draw:connector>
        <draw:connector draw:style-name="gr2" draw:text-style-name="P3" draw:layer="layout" draw:type="line" svg:x1="8.331cm" svg:y1="15.449cm" svg:x2="10.329cm" svg:y2="12.191cm" draw:start-shape="id178" draw:start-glue-point="11" draw:end-shape="id182" draw:end-glue-point="7" svg:d="M8331 15449l1998-3258" svg:viewBox="0 0 1999 3259">
          <text:p/>
        </draw:connector>
        <draw:frame draw:style-name="gr3" draw:text-style-name="P4" draw:layer="layout" svg:width="6.23cm" svg:height="2.384cm" svg:x="19.6cm" svg:y="3.2cm">
          <draw:text-box>
            <text:p>Fluxo Máximo = 9</text:p>
            <text:p>Fluxo Gasto = 2</text:p>
            <text:p>Fluxo Disponível = <text:span text:style-name="T2">2</text:span></text:p>
          </draw:text-box>
        </draw:frame>
        <draw:frame draw:style-name="gr4" draw:text-style-name="P4" draw:layer="layout" svg:width="1.075cm" svg:height="1.212cm" svg:x="4.125cm" svg:y="7.2cm">
          <draw:text-box>
            <text:p>3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6</text:p>
          </draw:text-box>
        </draw:frame>
        <draw:line draw:style-name="gr8" draw:text-style-name="P3" draw:layer="layout" svg:x1="4.8cm" svg:y1="4.222cm" svg:x2="6.082cm" svg:y2="5.2cm">
          <text:p/>
        </draw:line>
        <draw:connector draw:style-name="gr2" draw:text-style-name="P3" draw:layer="layout" draw:type="line" svg:x1="17.52cm" svg:y1="11.048cm" svg:x2="15cm" svg:y2="7.52cm" draw:start-shape="id180" draw:start-glue-point="6" draw:end-shape="id181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4</text:p>
          </draw:text-box>
        </draw:frame>
        <draw:connector draw:style-name="gr2" draw:text-style-name="P3" draw:layer="layout" draw:type="line" svg:x1="13.74cm" svg:y1="6.26cm" svg:x2="8.7cm" svg:y2="6.26cm" draw:start-shape="id181" draw:start-glue-point="6" draw:end-shape="id177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77" draw:start-glue-point="6" draw:end-shape="id176" draw:end-glue-point="4" svg:d="M6180 6260l-2520 3780" svg:viewBox="0 0 2521 3781">
          <text:p/>
        </draw:connector>
        <draw:frame draw:style-name="gr4" draw:text-style-name="P4" draw:layer="layout" svg:width="1.075cm" svg:height="1.212cm" svg:x="5.474cm" svg:y="8.6cm">
          <draw:text-box>
            <text:p>2</text:p>
          </draw:text-box>
        </draw:frame>
        <draw:connector draw:style-name="gr2" draw:text-style-name="P3" draw:layer="layout" draw:type="line" svg:x1="18.78cm" svg:y1="12.308cm" svg:x2="16.008cm" svg:y2="16.34cm" draw:start-shape="id180" draw:start-glue-point="8" draw:end-shape="id179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79" draw:start-glue-point="6" draw:end-shape="id178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78" draw:start-glue-point="6" draw:end-shape="id176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79" draw:start-glue-point="5" draw:end-shape="id182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82" draw:start-glue-point="6" draw:end-shape="id176" draw:end-glue-point="10" svg:d="M9960 11300h-5040" svg:viewBox="0 0 5041 1">
          <text:p/>
        </draw:connector>
        <draw:connector draw:style-name="gr2" draw:text-style-name="P3" draw:layer="layout" draw:type="line" svg:x1="14.109cm" svg:y1="7.151cm" svg:x2="12.111cm" svg:y2="10.409cm" draw:start-shape="id181" draw:start-glue-point="7" draw:end-shape="id182" draw:end-glue-point="11" svg:d="M14109 7151l-1998 3258" svg:viewBox="0 0 1999 3259">
          <text:p/>
        </draw:connector>
        <draw:connector draw:style-name="gr2" draw:text-style-name="P3" draw:layer="layout" draw:type="line" svg:x1="10.329cm" svg:y1="10.409cm" svg:x2="8.331cm" svg:y2="7.151cm" draw:start-shape="id182" draw:start-glue-point="5" draw:end-shape="id177" draw:end-glue-point="9" svg:d="M10329 10409l-1998-3258" svg:viewBox="0 0 1999 3259">
          <text:p/>
        </draw:connector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custom-shape draw:style-name="gr1" draw:text-style-name="P2" xml:id="id183" draw:id="id183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8" draw:id="id188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6" draw:id="id186" draw:layer="layout" svg:width="2.52cm" svg:height="2.52cm" svg:x="17.52cm" svg:y="9.788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89" draw:id="id189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7" draw:id="id187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4" draw:id="id184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5" draw:id="id185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51cm" svg:y1="12.191cm" svg:x2="6.549cm" svg:y2="15.449cm" draw:start-shape="id183" draw:start-glue-point="9" draw:end-shape="id184" draw:end-glue-point="5" svg:d="M4551 12191l1998 3258" svg:viewBox="0 0 1999 3259">
          <text:p/>
        </draw:connector>
        <draw:connector draw:style-name="gr10" draw:text-style-name="P3" draw:layer="layout" draw:type="line" svg:x1="15.639cm" svg:y1="15.449cm" svg:x2="17.889cm" svg:y2="11.939cm" draw:start-shape="id185" draw:start-glue-point="11" draw:end-shape="id186" draw:end-glue-point="7" svg:d="M15639 15449l2250-3510" svg:viewBox="0 0 2251 3511">
          <text:p/>
        </draw:connector>
        <draw:connector draw:style-name="gr10" draw:text-style-name="P3" draw:layer="layout" draw:type="line" svg:x1="15.891cm" svg:y1="7.151cm" svg:x2="17.889cm" svg:y2="10.157cm" draw:start-shape="id187" draw:start-glue-point="9" draw:end-shape="id186" draw:end-glue-point="5" svg:d="M15891 7151l1998 3006" svg:viewBox="0 0 1999 3007">
          <text:p/>
        </draw:connector>
        <draw:connector draw:style-name="gr2" draw:text-style-name="P3" draw:layer="layout" draw:type="line" svg:x1="8.331cm" svg:y1="15.449cm" svg:x2="10.329cm" svg:y2="12.191cm" draw:start-shape="id184" draw:start-glue-point="11" draw:end-shape="id188" draw:end-glue-point="7" svg:d="M8331 15449l1998-3258" svg:viewBox="0 0 1999 3259">
          <text:p/>
        </draw:connector>
        <draw:frame draw:style-name="gr3" draw:text-style-name="P4" draw:layer="layout" svg:width="6.365cm" svg:height="2.384cm" svg:x="19.6cm" svg:y="3.2cm">
          <draw:text-box>
            <text:p>Fluxo Máximo = 9</text:p>
            <text:p>Fluxo Gasto = 2</text:p>
            <text:p>Fluxo Disponível = <text:span text:style-name="T2">∞</text:span></text:p>
          </draw:text-box>
        </draw:frame>
        <draw:frame draw:style-name="gr4" draw:text-style-name="P4" draw:layer="layout" svg:width="1.075cm" svg:height="1.212cm" svg:x="4.125cm" svg:y="7.2cm">
          <draw:text-box>
            <text:p>5</text:p>
          </draw:text-box>
        </draw:frame>
        <draw:frame draw:style-name="gr4" draw:text-style-name="P4" draw:layer="layout" svg:width="1.075cm" svg:height="1.212cm" svg:x="5.474cm" svg:y="12.788cm">
          <draw:text-box>
            <text:p>2</text:p>
          </draw:text-box>
        </draw:frame>
        <draw:frame draw:style-name="gr4" draw:text-style-name="P4" draw:layer="layout" svg:width="1.075cm" svg:height="1.212cm" svg:x="6.869cm" svg:y="10.088cm">
          <draw:text-box>
            <text:p>3</text:p>
          </draw:text-box>
        </draw:frame>
        <draw:frame draw:style-name="gr4" draw:text-style-name="P4" draw:layer="layout" svg:width="1.075cm" svg:height="1.212cm" svg:x="7.944cm" svg:y="13.112cm">
          <draw:text-box>
            <text:p>2</text:p>
          </draw:text-box>
        </draw:frame>
        <draw:frame draw:style-name="gr4" draw:text-style-name="P4" draw:layer="layout" svg:width="1.075cm" svg:height="1.212cm" svg:x="7.944cm" svg:y="8.072cm">
          <draw:text-box>
            <text:p>2</text:p>
          </draw:text-box>
        </draw:frame>
        <draw:frame draw:style-name="gr5" draw:text-style-name="P4" draw:layer="layout" svg:width="1.075cm" svg:height="1.212cm" svg:x="10.649cm" svg:y="5.048cm">
          <draw:text-box>
            <text:p>3</text:p>
          </draw:text-box>
        </draw:frame>
        <draw:frame draw:style-name="gr4" draw:text-style-name="P4" draw:layer="layout" svg:width="1.075cm" svg:height="1.212cm" svg:x="11.909cm" svg:y="8.072cm">
          <draw:text-box>
            <text:p>1</text:p>
          </draw:text-box>
        </draw:frame>
        <draw:frame draw:style-name="gr4" draw:text-style-name="P4" draw:layer="layout" svg:width="1.075cm" svg:height="1.212cm" svg:x="12.984cm" svg:y="12.86cm">
          <draw:text-box>
            <text:p>3</text:p>
          </draw:text-box>
        </draw:frame>
        <draw:frame draw:style-name="gr4" draw:text-style-name="P4" draw:layer="layout" svg:width="1.075cm" svg:height="1.212cm" svg:x="10.464cm" svg:y="15.128cm">
          <draw:text-box>
            <text:p>2</text:p>
          </draw:text-box>
        </draw:frame>
        <draw:frame draw:style-name="gr6" draw:text-style-name="P4" draw:layer="layout" svg:width="1.518cm" svg:height="1.212cm" svg:x="16.512cm" svg:y="13.616cm">
          <draw:text-box>
            <text:p>5</text:p>
          </draw:text-box>
        </draw:frame>
        <draw:frame draw:style-name="gr7" draw:text-style-name="P4" draw:layer="layout" svg:width="1.519cm" svg:height="1.212cm" svg:x="16.814cm" svg:y="7.772cm">
          <draw:text-box>
            <text:p>6</text:p>
          </draw:text-box>
        </draw:frame>
        <draw:line draw:style-name="gr8" draw:text-style-name="P3" draw:layer="layout" svg:x1="1.118cm" svg:y1="9.4cm" svg:x2="2.4cm" svg:y2="10.378cm">
          <text:p/>
        </draw:line>
        <draw:connector draw:style-name="gr2" draw:text-style-name="P3" draw:layer="layout" draw:type="line" svg:x1="17.52cm" svg:y1="11.048cm" svg:x2="15cm" svg:y2="7.52cm" draw:start-shape="id186" draw:start-glue-point="6" draw:end-shape="id187" draw:end-glue-point="8" svg:d="M17520 11048l-2520-3528" svg:viewBox="0 0 2521 3529">
          <text:p/>
        </draw:connector>
        <draw:frame draw:style-name="gr3" draw:text-style-name="P4" draw:layer="layout" svg:width="0.853cm" svg:height="0.962cm" svg:x="15.4cm" svg:y="9.038cm">
          <draw:text-box>
            <text:p>4</text:p>
          </draw:text-box>
        </draw:frame>
        <draw:connector draw:style-name="gr2" draw:text-style-name="P3" draw:layer="layout" draw:type="line" svg:x1="13.74cm" svg:y1="6.26cm" svg:x2="8.7cm" svg:y2="6.26cm" draw:start-shape="id187" draw:start-glue-point="6" draw:end-shape="id189" draw:end-glue-point="10" svg:d="M13740 6260h-5040" svg:viewBox="0 0 5041 1">
          <text:p/>
        </draw:connector>
        <draw:connector draw:style-name="gr2" draw:text-style-name="P3" draw:layer="layout" draw:type="line" svg:x1="6.18cm" svg:y1="6.26cm" svg:x2="3.66cm" svg:y2="10.04cm" draw:start-shape="id189" draw:start-glue-point="6" draw:end-shape="id183" draw:end-glue-point="4" svg:d="M6180 6260l-2520 3780" svg:viewBox="0 0 2521 3781">
          <text:p/>
        </draw:connector>
        <draw:connector draw:style-name="gr2" draw:text-style-name="P3" draw:layer="layout" draw:type="line" svg:x1="18.78cm" svg:y1="12.308cm" svg:x2="16.008cm" svg:y2="16.34cm" draw:start-shape="id186" draw:start-glue-point="8" draw:end-shape="id185" draw:end-glue-point="10" svg:d="M18780 12308l-2772 4032" svg:viewBox="0 0 2773 4033">
          <text:p/>
        </draw:connector>
        <draw:frame draw:style-name="gr6" draw:text-style-name="P4" draw:layer="layout" svg:width="1.518cm" svg:height="1.212cm" svg:x="17.682cm" svg:y="13.8cm">
          <draw:text-box>
            <text:p>5</text:p>
          </draw:text-box>
        </draw:frame>
        <draw:connector draw:style-name="gr2" draw:text-style-name="P3" draw:layer="layout" draw:type="line" svg:x1="13.488cm" svg:y1="16.34cm" svg:x2="8.7cm" svg:y2="16.34cm" draw:start-shape="id185" draw:start-glue-point="6" draw:end-shape="id184" draw:end-glue-point="10" svg:d="M13488 16340h-4788" svg:viewBox="0 0 4789 1">
          <text:p/>
        </draw:connector>
        <draw:connector draw:style-name="gr2" draw:text-style-name="P3" draw:layer="layout" draw:type="line" svg:x1="6.18cm" svg:y1="16.34cm" svg:x2="3.66cm" svg:y2="12.56cm" draw:start-shape="id184" draw:start-glue-point="6" draw:end-shape="id183" draw:end-glue-point="8" svg:d="M6180 16340l-2520-3780" svg:viewBox="0 0 2521 3781">
          <text:p/>
        </draw:connector>
        <draw:frame draw:style-name="gr4" draw:text-style-name="P4" draw:layer="layout" svg:width="1.075cm" svg:height="1.212cm" svg:x="4cm" svg:y="14.588cm">
          <draw:text-box>
            <text:p>2</text:p>
          </draw:text-box>
        </draw:frame>
        <draw:connector draw:style-name="gr2" draw:text-style-name="P3" draw:layer="layout" draw:type="line" svg:x1="13.857cm" svg:y1="15.449cm" svg:x2="12.111cm" svg:y2="12.191cm" draw:start-shape="id185" draw:start-glue-point="5" draw:end-shape="id188" draw:end-glue-point="9" svg:d="M13857 15449l-1746-3258" svg:viewBox="0 0 1747 3259">
          <text:p/>
        </draw:connector>
        <draw:connector draw:style-name="gr2" draw:text-style-name="P3" draw:layer="layout" draw:type="line" svg:x1="9.96cm" svg:y1="11.3cm" svg:x2="4.92cm" svg:y2="11.3cm" draw:start-shape="id188" draw:start-glue-point="6" draw:end-shape="id183" draw:end-glue-point="10" svg:d="M9960 11300h-5040" svg:viewBox="0 0 5041 1">
          <text:p/>
        </draw:connector>
        <draw:connector draw:style-name="gr2" draw:text-style-name="P3" draw:layer="layout" draw:type="line" svg:x1="14.109cm" svg:y1="7.151cm" svg:x2="12.111cm" svg:y2="10.409cm" draw:start-shape="id187" draw:start-glue-point="7" draw:end-shape="id188" draw:end-glue-point="11" svg:d="M14109 7151l-1998 3258" svg:viewBox="0 0 1999 3259">
          <text:p/>
        </draw:connector>
        <draw:connector draw:style-name="gr2" draw:text-style-name="P3" draw:layer="layout" draw:type="line" svg:x1="10.329cm" svg:y1="10.409cm" svg:x2="8.331cm" svg:y2="7.151cm" draw:start-shape="id188" draw:start-glue-point="5" draw:end-shape="id189" draw:end-glue-point="9" svg:d="M10329 10409l-1998-3258" svg:viewBox="0 0 1999 3259">
          <text:p/>
        </draw:connector>
        <draw:frame draw:style-name="gr3" draw:text-style-name="P4" draw:layer="layout" svg:width="23.193cm" svg:height="0.962cm" svg:x="2.407cm" svg:y="19cm">
          <draw:text-box>
            <text:p>Como não há mais caminhos partindo de 0 até 6, o fluxo máximo neste grafo é 9</text:p>
          </draw:text-box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8:35:47.281060333</meta:creation-date>
    <dc:date>2018-05-26T21:30:26.063758160</dc:date>
    <meta:editing-duration>PT9M49S</meta:editing-duration>
    <meta:editing-cycles>3</meta:editing-cycles>
    <meta:generator>LibreOffice/5.1.6.2$Linux_X86_64 LibreOffice_project/10m0$Build-2</meta:generator>
    <meta:document-statistic meta:object-count="1063"/>
  </office:meta>
</office:document-meta>
</file>